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1"/>
  </office:automatic-styles>
  <office:body>
    <office:spreadsheet>
      <table:table table:name="Sheet1" table:style-name="ta1">
        <table:table-column table:style-name="co1" table:number-columns-repeated="12" table:default-cell-style-name="Default"/>
        <table:table-row table:style-name="ro1">
          <table:table-cell office:value-type="string">
            <text:p>MCMC</text:p>
          </table:table-cell>
          <table:table-cell table:number-columns-repeated="11"/>
        </table:table-row>
        <table:table-row table:style-name="ro2">
          <table:table-cell office:value-type="string">
            <text:p><text:s/>y</text:p>
          </table:table-cell>
          <table:table-cell office:value-type="string">
            <text:p><text:s/>sigma</text:p>
          </table:table-cell>
          <table:table-cell office:value-type="string">
            <text:p><text:s/>mean</text:p>
          </table:table-cell>
          <table:table-cell office:value-type="string">
            <text:p><text:s text:c="2"/>sd</text:p>
          </table:table-cell>
          <table:table-cell table:style-name="ce1" office:value-type="percentage" office:value="0.025">
            <text:p>2.50%</text:p>
          </table:table-cell>
          <table:table-cell table:style-name="ce1" office:value-type="percentage" office:value="0.25">
            <text:p>25.00%</text:p>
          </table:table-cell>
          <table:table-cell table:style-name="ce1" office:value-type="percentage" office:value="0.5">
            <text:p>50.00%</text:p>
          </table:table-cell>
          <table:table-cell table:style-name="ce1" office:value-type="percentage" office:value="0.75">
            <text:p>75.00%</text:p>
          </table:table-cell>
          <table:table-cell table:style-name="ce1" office:value-type="percentage" office:value="0.975">
            <text:p>97.50%</text:p>
          </table:table-cell>
          <table:table-cell office:value-type="string">
            <text:p><text:s/>n_eff</text:p>
          </table:table-cell>
          <table:table-cell/>
          <table:table-cell office:value-type="string">
            <text:p><text:s text:c="9"/>mean se_mean <text:s/>sd <text:s/>2.5% <text:s/>25% <text:s/>50% <text:s/>75% 97.5% n_eff Rhat</text:p>
          </table:table-cell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5.2">
            <text:p>5.2</text:p>
          </table:table-cell>
          <table:table-cell office:value-type="float" office:value="6.4">
            <text:p>6.4</text:p>
          </table:table-cell>
          <table:table-cell office:value-type="float" office:value="-9.9">
            <text:p>-9.9</text:p>
          </table:table-cell>
          <table:table-cell office:value-type="float" office:value="1">
            <text:p>1</text:p>
          </table:table-cell>
          <table:table-cell office:value-type="float" office:value="5.8">
            <text:p>5.8</text:p>
          </table:table-cell>
          <table:table-cell office:value-type="float" office:value="9.6">
            <text:p>9.6</text:p>
          </table:table-cell>
          <table:table-cell office:value-type="float" office:value="17.5">
            <text:p>17.5</text:p>
          </table:table-cell>
          <table:table-cell office:value-type="float" office:value="543">
            <text:p>543</text:p>
          </table:table-cell>
          <table:table-cell/>
          <table:table-cell office:value-type="string">
            <text:p>mu <text:s text:c="7"/>8.1 <text:s text:c="4"/>0.4 5.0 <text:s/>-1.3 <text:s/>4.8 <text:s/>7.9 11.1 <text:s/>21.0 <text:s text:c="2"/>177 <text:s text:c="3"/>1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7.6">
            <text:p>7.6</text:p>
          </table:table-cell>
          <table:table-cell office:value-type="float" office:value="6.3">
            <text:p>6.3</text:p>
          </table:table-cell>
          <table:table-cell office:value-type="float" office:value="-5.4">
            <text:p>-5.4</text:p>
          </table:table-cell>
          <table:table-cell office:value-type="float" office:value="3.5">
            <text:p>3.5</text:p>
          </table:table-cell>
          <table:table-cell office:value-type="float" office:value="7.6">
            <text:p>7.6</text:p>
          </table:table-cell>
          <table:table-cell office:value-type="float" office:value="11.5">
            <text:p>11.5</text:p>
          </table:table-cell>
          <table:table-cell office:value-type="float" office:value="20.8">
            <text:p>20.8</text:p>
          </table:table-cell>
          <table:table-cell office:value-type="float" office:value="432">
            <text:p>432</text:p>
          </table:table-cell>
          <table:table-cell/>
          <table:table-cell office:value-type="string">
            <text:p>tau <text:s text:c="6"/>6.8 <text:s text:c="4"/>0.7 6.2 <text:s text:c="2"/>0.2 <text:s/>2.4 <text:s/>5.2 <text:s/>9.2 <text:s/>23.4 <text:s text:c="3"/>77 <text:s text:c="3"/>1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 office:value-type="float" office:value="10.8">
            <text:p>10.8</text:p>
          </table:table-cell>
          <table:table-cell office:value-type="float" office:value="6.9">
            <text:p>6.9</text:p>
          </table:table-cell>
          <table:table-cell office:value-type="float" office:value="-0.9">
            <text:p>-0.9</text:p>
          </table:table-cell>
          <table:table-cell office:value-type="float" office:value="6.5">
            <text:p>6.5</text:p>
          </table:table-cell>
          <table:table-cell office:value-type="float" office:value="10.1">
            <text:p>10.1</text:p>
          </table:table-cell>
          <table:table-cell office:value-type="float" office:value="14.1">
            <text:p>14.1</text:p>
          </table:table-cell>
          <table:table-cell office:value-type="float" office:value="27.3">
            <text:p>27.3</text:p>
          </table:table-cell>
          <table:table-cell office:value-type="float" office:value="255">
            <text:p>255</text:p>
          </table:table-cell>
          <table:table-cell table:number-columns-repeated="2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7.2">
            <text:p>7.2</text:p>
          </table:table-cell>
          <table:table-cell office:value-type="float" office:value="6.5">
            <text:p>6.5</text:p>
          </table:table-cell>
          <table:table-cell office:value-type="float" office:value="-5.7">
            <text:p>-5.7</text:p>
          </table:table-cell>
          <table:table-cell office:value-type="float" office:value="3.4">
            <text:p>3.4</text:p>
          </table:table-cell>
          <table:table-cell office:value-type="float" office:value="7.2">
            <text:p>7.2</text:p>
          </table:table-cell>
          <table:table-cell office:value-type="float" office:value="11.4">
            <text:p>11.4</text:p>
          </table:table-cell>
          <table:table-cell office:value-type="float" office:value="19.8">
            <text:p>19.8</text:p>
          </table:table-cell>
          <table:table-cell office:value-type="float" office:value="504">
            <text:p>504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6.3">
            <text:p>6.3</text:p>
          </table:table-cell>
          <table:table-cell office:value-type="float" office:value="6.6">
            <text:p>6.6</text:p>
          </table:table-cell>
          <table:table-cell office:value-type="float" office:value="-8.3">
            <text:p>-8.3</text:p>
          </table:table-cell>
          <table:table-cell office:value-type="float" office:value="2.4">
            <text:p>2.4</text:p>
          </table:table-cell>
          <table:table-cell office:value-type="float" office:value="6.6">
            <text:p>6.6</text:p>
          </table:table-cell>
          <table:table-cell office:value-type="float" office:value="10.7">
            <text:p>10.7</text:p>
          </table:table-cell>
          <table:table-cell office:value-type="float" office:value="19.2">
            <text:p>19.2</text:p>
          </table:table-cell>
          <table:table-cell office:value-type="float" office:value="526">
            <text:p>526</text:p>
          </table:table-cell>
          <table:table-cell table:number-columns-repeated="2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15">
            <text:p>15</text:p>
          </table:table-cell>
          <table:table-cell office:value-type="float" office:value="11.6">
            <text:p>11.6</text:p>
          </table:table-cell>
          <table:table-cell office:value-type="float" office:value="8.7">
            <text:p>8.7</text:p>
          </table:table-cell>
          <table:table-cell office:value-type="float" office:value="-1.4">
            <text:p>-1.4</text:p>
          </table:table-cell>
          <table:table-cell office:value-type="float" office:value="5.9">
            <text:p>5.9</text:p>
          </table:table-cell>
          <table:table-cell office:value-type="float" office:value="10.5">
            <text:p>10.5</text:p>
          </table:table-cell>
          <table:table-cell office:value-type="float" office:value="15.7">
            <text:p>15.7</text:p>
          </table:table-cell>
          <table:table-cell office:value-type="float" office:value="31.9">
            <text:p>31.9</text:p>
          </table:table-cell>
          <table:table-cell office:value-type="float" office:value="209">
            <text:p>209</text:p>
          </table:table-cell>
          <table:table-cell table:number-columns-repeated="2"/>
        </table:table-row>
        <table:table-row table:style-name="ro1">
          <table:table-cell office:value-type="float" office:value="-3">
            <text:p>-3</text:p>
          </table:table-cell>
          <table:table-cell office:value-type="float" office:value="16">
            <text:p>16</text:p>
          </table:table-cell>
          <table:table-cell office:value-type="float" office:value="5.8">
            <text:p>5.8</text:p>
          </table:table-cell>
          <table:table-cell office:value-type="float" office:value="7.4">
            <text:p>7.4</text:p>
          </table:table-cell>
          <table:table-cell office:value-type="float" office:value="-13.5">
            <text:p>-13.5</text:p>
          </table:table-cell>
          <table:table-cell office:value-type="float" office:value="1.7">
            <text:p>1.7</text:p>
          </table:table-cell>
          <table:table-cell office:value-type="float" office:value="6.1">
            <text:p>6.1</text:p>
          </table:table-cell>
          <table:table-cell office:value-type="float" office:value="10.3">
            <text:p>10.3</text:p>
          </table:table-cell>
          <table:table-cell office:value-type="float" office:value="19.3">
            <text:p>19.3</text:p>
          </table:table-cell>
          <table:table-cell office:value-type="float" office:value="592">
            <text:p>592</text:p>
          </table:table-cell>
          <table:table-cell table:number-columns-repeated="2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8">
            <text:p>18</text:p>
          </table:table-cell>
          <table:table-cell office:value-type="float" office:value="7.8">
            <text:p>7.8</text:p>
          </table:table-cell>
          <table:table-cell office:value-type="float" office:value="8.5">
            <text:p>8.5</text:p>
          </table:table-cell>
          <table:table-cell office:value-type="float" office:value="-10.4">
            <text:p>-10.4</text:p>
          </table:table-cell>
          <table:table-cell office:value-type="float" office:value="3.7">
            <text:p>3.7</text:p>
          </table:table-cell>
          <table:table-cell office:value-type="float" office:value="7.9">
            <text:p>7.9</text:p>
          </table:table-cell>
          <table:table-cell office:value-type="float" office:value="12.2">
            <text:p>12.2</text:p>
          </table:table-cell>
          <table:table-cell office:value-type="float" office:value="23.1">
            <text:p>23.1</text:p>
          </table:table-cell>
          <table:table-cell office:value-type="float" office:value="194">
            <text:p>194</text:p>
          </table:table-cell>
          <table:table-cell table:number-columns-repeated="2"/>
        </table:table-row>
        <table:table-row table:style-name="ro1" table:number-rows-repeated="3">
          <table:table-cell table:number-columns-repeated="12"/>
        </table:table-row>
        <table:table-row table:style-name="ro2">
          <table:table-cell office:value-type="string">
            <text:p>Rgbp</text:p>
          </table:table-cell>
          <table:table-cell table:number-columns-repeated="11"/>
        </table:table-row>
        <table:table-row table:style-name="ro2">
          <table:table-cell office:value-type="string">
            <text:p><text:s/>y</text:p>
          </table:table-cell>
          <table:table-cell office:value-type="string">
            <text:p><text:s/>sigma</text:p>
          </table:table-cell>
          <table:table-cell office:value-type="string">
            <text:p><text:s/>mean</text:p>
          </table:table-cell>
          <table:table-cell office:value-type="string">
            <text:p><text:s text:c="2"/>sd</text:p>
          </table:table-cell>
          <table:table-cell table:style-name="ce1" office:value-type="percentage" office:value="0.025">
            <text:p>2.50%</text:p>
          </table:table-cell>
          <table:table-cell table:style-name="ce1" office:value-type="percentage" office:value="0.25">
            <text:p>25.00%</text:p>
          </table:table-cell>
          <table:table-cell table:style-name="ce1" office:value-type="percentage" office:value="0.5">
            <text:p>50.00%</text:p>
          </table:table-cell>
          <table:table-cell table:style-name="ce1" office:value-type="percentage" office:value="0.75">
            <text:p>75.00%</text:p>
          </table:table-cell>
          <table:table-cell table:style-name="ce1" office:value-type="percentage" office:value="0.975">
            <text:p>97.50%</text:p>
          </table:table-cell>
          <table:table-cell table:number-columns-repeated="2"/>
          <table:table-cell office:value-type="string">
            <text:p>Second-level Variance Component Estimation Summary:</text:p>
          </table:table-cell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2.737039">
            <text:p>2.737039</text:p>
          </table:table-cell>
          <table:table-cell office:value-type="float" office:value="7.634179">
            <text:p>7.634179</text:p>
          </table:table-cell>
          <table:table-cell office:value-type="float" office:value="-13.296576">
            <text:p>-13.296576</text:p>
          </table:table-cell>
          <table:table-cell office:value-type="float" office:value="-2.1548348">
            <text:p>-2.1548348</text:p>
          </table:table-cell>
          <table:table-cell office:value-type="float" office:value="3.113914">
            <text:p>3.113914</text:p>
          </table:table-cell>
          <table:table-cell office:value-type="float" office:value="8.020188">
            <text:p>8.020188</text:p>
          </table:table-cell>
          <table:table-cell office:value-type="float" office:value="16.69176">
            <text:p>16.69176</text:p>
          </table:table-cell>
          <table:table-cell table:number-columns-repeated="2"/>
          <table:table-cell office:value-type="string">
            <text:p>alpha = log(A) for Gaussian and log(1/r) for Binomial and Poisson data: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8.077017">
            <text:p>8.077017</text:p>
          </table:table-cell>
          <table:table-cell office:value-type="float" office:value="7.810018">
            <text:p>7.810018</text:p>
          </table:table-cell>
          <table:table-cell office:value-type="float" office:value="-7.254526">
            <text:p>-7.254526</text:p>
          </table:table-cell>
          <table:table-cell office:value-type="float" office:value="2.814341">
            <text:p>2.814341</text:p>
          </table:table-cell>
          <table:table-cell office:value-type="float" office:value="8.085343">
            <text:p>8.085343</text:p>
          </table:table-cell>
          <table:table-cell office:value-type="float" office:value="13.348764">
            <text:p>13.348764</text:p>
          </table:table-cell>
          <table:table-cell office:value-type="float" office:value="23.36125">
            <text:p>23.36125</text:p>
          </table:table-cell>
          <table:table-cell table:number-columns-repeated="3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 office:value-type="float" office:value="13.483719">
            <text:p>13.483719</text:p>
          </table:table-cell>
          <table:table-cell office:value-type="float" office:value="8.176022">
            <text:p>8.176022</text:p>
          </table:table-cell>
          <table:table-cell office:value-type="float" office:value="-1.288817">
            <text:p>-1.288817</text:p>
          </table:table-cell>
          <table:table-cell office:value-type="float" office:value="7.8039348">
            <text:p>7.8039348</text:p>
          </table:table-cell>
          <table:table-cell office:value-type="float" office:value="13.015223">
            <text:p>13.015223</text:p>
          </table:table-cell>
          <table:table-cell office:value-type="float" office:value="18.682091">
            <text:p>18.682091</text:p>
          </table:table-cell>
          <table:table-cell office:value-type="float" office:value="30.82078">
            <text:p>30.82078</text:p>
          </table:table-cell>
          <table:table-cell table:number-columns-repeated="2"/>
          <table:table-cell office:value-type="string">
            <text:p><text:s text:c="2"/>post.mode.alpha post.sd.alpha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7.591886">
            <text:p>7.591886</text:p>
          </table:table-cell>
          <table:table-cell office:value-type="float" office:value="8.257479">
            <text:p>8.257479</text:p>
          </table:table-cell>
          <table:table-cell office:value-type="float" office:value="-8.780413">
            <text:p>-8.780413</text:p>
          </table:table-cell>
          <table:table-cell office:value-type="float" office:value="2.0646886">
            <text:p>2.0646886</text:p>
          </table:table-cell>
          <table:table-cell office:value-type="float" office:value="7.655672">
            <text:p>7.655672</text:p>
          </table:table-cell>
          <table:table-cell office:value-type="float" office:value="13.188286">
            <text:p>13.188286</text:p>
          </table:table-cell>
          <table:table-cell office:value-type="float" office:value="23.60234">
            <text:p>23.60234</text:p>
          </table:table-cell>
          <table:table-cell table:number-columns-repeated="2"/>
          <table:table-cell office:value-type="string">
            <text:p>1 <text:s text:c="10"/>4.768 <text:s text:c="8"/>1.13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4.633253">
            <text:p>4.633253</text:p>
          </table:table-cell>
          <table:table-cell office:value-type="float" office:value="8.440861">
            <text:p>8.440861</text:p>
          </table:table-cell>
          <table:table-cell office:value-type="float" office:value="-13.02744">
            <text:p>-13.02744</text:p>
          </table:table-cell>
          <table:table-cell office:value-type="float" office:value="-0.7920779">
            <text:p>-0.7920779</text:p>
          </table:table-cell>
          <table:table-cell office:value-type="float" office:value="5.024324">
            <text:p>5.024324</text:p>
          </table:table-cell>
          <table:table-cell office:value-type="float" office:value="10.466151">
            <text:p>10.466151</text:p>
          </table:table-cell>
          <table:table-cell office:value-type="float" office:value="20.13065">
            <text:p>20.13065</text:p>
          </table:table-cell>
          <table:table-cell table:number-columns-repeated="3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15">
            <text:p>15</text:p>
          </table:table-cell>
          <table:table-cell office:value-type="float" office:value="14.979389">
            <text:p>14.979389</text:p>
          </table:table-cell>
          <table:table-cell office:value-type="float" office:value="10.560056">
            <text:p>10.560056</text:p>
          </table:table-cell>
          <table:table-cell office:value-type="float" office:value="-2.315387">
            <text:p>-2.315387</text:p>
          </table:table-cell>
          <table:table-cell office:value-type="float" office:value="7.3958087">
            <text:p>7.3958087</text:p>
          </table:table-cell>
          <table:table-cell office:value-type="float" office:value="13.721877">
            <text:p>13.721877</text:p>
          </table:table-cell>
          <table:table-cell office:value-type="float" office:value="21.375313">
            <text:p>21.375313</text:p>
          </table:table-cell>
          <table:table-cell office:value-type="float" office:value="38.76306">
            <text:p>38.76306</text:p>
          </table:table-cell>
          <table:table-cell table:number-columns-repeated="3"/>
        </table:table-row>
        <table:table-row table:style-name="ro1">
          <table:table-cell office:value-type="float" office:value="-3">
            <text:p>-3</text:p>
          </table:table-cell>
          <table:table-cell office:value-type="float" office:value="16">
            <text:p>16</text:p>
          </table:table-cell>
          <table:table-cell office:value-type="float" office:value="4.650145">
            <text:p>4.650145</text:p>
          </table:table-cell>
          <table:table-cell office:value-type="float" office:value="10.095992">
            <text:p>10.095992</text:p>
          </table:table-cell>
          <table:table-cell office:value-type="float" office:value="-17.130405">
            <text:p>-17.130405</text:p>
          </table:table-cell>
          <table:table-cell office:value-type="float" office:value="-1.6783063">
            <text:p>-1.6783063</text:p>
          </table:table-cell>
          <table:table-cell office:value-type="float" office:value="5.383722">
            <text:p>5.383722</text:p>
          </table:table-cell>
          <table:table-cell office:value-type="float" office:value="11.716731">
            <text:p>11.716731</text:p>
          </table:table-cell>
          <table:table-cell office:value-type="float" office:value="22.47728">
            <text:p>22.47728</text:p>
          </table:table-cell>
          <table:table-cell table:number-columns-repeated="2"/>
          <table:table-cell office:value-type="string">
            <text:p>Regression Summary: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8">
            <text:p>18</text:p>
          </table:table-cell>
          <table:table-cell office:value-type="float" office:value="9.188928">
            <text:p>9.188928</text:p>
          </table:table-cell>
          <table:table-cell office:value-type="float" office:value="10.226862">
            <text:p>10.226862</text:p>
          </table:table-cell>
          <table:table-cell office:value-type="float" office:value="-10.208229">
            <text:p>-10.208229</text:p>
          </table:table-cell>
          <table:table-cell office:value-type="float" office:value="2.1998909">
            <text:p>2.1998909</text:p>
          </table:table-cell>
          <table:table-cell office:value-type="float" office:value="8.948603">
            <text:p>8.948603</text:p>
          </table:table-cell>
          <table:table-cell office:value-type="float" office:value="15.920903">
            <text:p>15.920903</text:p>
          </table:table-cell>
          <table:table-cell office:value-type="float" office:value="29.93943">
            <text:p>29.93943</text:p>
          </table:table-cell>
          <table:table-cell table:number-columns-repeated="3"/>
        </table:table-row>
        <table:table-row table:style-name="ro2">
          <table:table-cell table:number-columns-repeated="11"/>
          <table:table-cell office:value-type="string">
            <text:p><text:s text:c="6"/>estimate <text:s text:c="2"/>se z.val p.val</text:p>
          </table:table-cell>
        </table:table-row>
        <table:table-row table:style-name="ro1">
          <table:table-cell table:number-columns-repeated="11"/>
          <table:table-cell office:value-type="string">
            <text:p>beta0 <text:s text:c="3"/>8.168 5.73 1.425 0.154</text:p>
          </table:table-cell>
        </table:table-row>
        <table:table-row table:style-name="ro1" table:number-rows-repeated="1048548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seph Kelly</meta:initial-creator>
    <meta:creation-date>2013-08-01T12:06:29</meta:creation-date>
    <dc:date>2013-08-01T12:28:34</dc:date>
    <dc:creator>Joseph Kelly</dc:creator>
    <meta:editing-duration>PT6M32S</meta:editing-duration>
    <meta:editing-cycles>1</meta:editing-cycles>
    <meta:document-statistic meta:table-count="1" meta:cell-count="183" meta:object-count="0"/>
    <meta:generator>LibreOffice/4.0.2.2$Linux_X86_64 LibreOffice_project/400m0$Build-2</meta:generator>
  </office:meta>
</office:document-meta>
</file>